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Julian Reinhard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*(0.4*(0.2*[.D6]+0.4*[.E6]+0.4*[.F6])+0.6*(0.4*[.G6]+0.6*[.H6]))*[.I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26:39.9011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27:15.838729000</dc:date>
    <meta:editing-duration>PT2H13M38S</meta:editing-duration>
    <meta:editing-cycles>12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